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a659a" officeooo:paragraph-rsid="001a659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1abf" officeooo:paragraph-rsid="001b1ab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bc715" officeooo:paragraph-rsid="001bc71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bc715" officeooo:paragraph-rsid="001ca91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ca91a" officeooo:paragraph-rsid="001ca91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ca91a" officeooo:paragraph-rsid="001e59d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b1abf" officeooo:paragraph-rsid="001b1ab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b6a7e" officeooo:paragraph-rsid="001b6a7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bc715" officeooo:paragraph-rsid="001bc71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ca91a" officeooo:paragraph-rsid="001e59d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1ca91a" officeooo:paragraph-rsid="001e59d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212f0e" officeooo:paragraph-rsid="00212f0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212f0e" officeooo:paragraph-rsid="00212f0e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21a45a" officeooo:paragraph-rsid="0021a45a" style:font-size-asian="12.25pt" style:font-weight-asian="bold" style:font-size-complex="14pt" style:font-weight-complex="bold"/>
    </style:style>
    <style:style style:name="T1" style:family="text">
      <style:text-properties fo:font-weight="bold" officeooo:rsid="001b6a7e" style:font-weight-asian="bold" style:font-weight-complex="bold"/>
    </style:style>
    <style:style style:name="T2" style:family="text">
      <style:text-properties fo:font-weight="bold" officeooo:rsid="001bc715" style:font-weight-asian="bold" style:font-weight-complex="bold"/>
    </style:style>
    <style:style style:name="T3" style:family="text">
      <style:text-properties officeooo:rsid="001bc71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a91a" style:font-weight-asian="normal" style:font-weight-complex="normal"/>
    </style:style>
    <style:style style:name="T6" style:family="text">
      <style:text-properties fo:font-weight="normal" officeooo:rsid="0021b8bd" style:font-weight-asian="normal" style:font-weight-complex="normal"/>
    </style:style>
    <style:style style:name="T7" style:family="text">
      <style:text-properties officeooo:rsid="001e59d0"/>
    </style:style>
    <style:style style:name="T8" style:family="text">
      <style:text-properties officeooo:rsid="001f8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ЛАБОРАТОРНАЯ РАБОТА №1</text:p>
      <text:p text:style-name="P2">ОЗНАКОМЛЕНИЕ С АППАРАТНОЙ ПЛАТФОРМОЙ ARDUINO.</text:p>
      <text:p text:style-name="P2">ИНДИКАЦИЯ НА СВЕТОДИОДЕ</text:p>
      <text:p text:style-name="P2"/>
      <text:p text:style-name="P7"><text:tab/><text:span text:style-name="T1">Цель работы:</text:span></text:p>
      <text:p text:style-name="P8"><text:tab/>Ознакомиться с общими функциональными возможностями контроллера Arduino Uno (и средой программирования Arduino 1.05. Получить практические навыки по работе с Arduino. Закрепить навыки написанием простого приложения индикации на светодиоде.</text:p>
      <text:p text:style-name="P8"/>
      <text:p text:style-name="P8"><text:span text:style-name="T3"><text:tab/></text:span><text:span text:style-name="T2">1.1 Краткие теоретические сведения</text:span></text:p>
      <text:p text:style-name="P8"/>
      <text:p text:style-name="P9"><text:tab/>Arduino – это электронный конструктор и удобная платформа быстройразработки электронных устройств. Платформа пользуется огромнойпопулярностью во всем мире благодаря удобству и простоте языкапрограммирования, а также открытой архитектуре и программному коду.<text:tab/>Устройство программируется через USB без использования программаторов.</text:p>
      <text:p text:style-name="P9"><text:tab/>Arduino позволяет компьютеру выйти за рамки виртуального мира вфизический и взаимодействовать с ним. Устройства на базе Arduino могутполучать информацию об окружающей среде посредством различных датчиков, а также могут управлять различными исполнительными устройствами.</text:p>
      <text:p text:style-name="P9">Микроконтроллер на плате программируется при помощи языка Arduino (основан на языке Wiring) и среды разработки Arduino, которая основана на среде Processing. Проекты устройств, основанные на Arduino, могут работать самостоятельно, либо же взаимодействовать с программным обеспечением на компьютере (напр.: Flash, Processing, MaxMSP). Платы могут быть собраны пользователем самостоятельно или куплены в сборе. Исходные чертежи схем (файлы CAD) являются общедоступными, пользователи могут применять их по своему усмотрению.</text:p>
      <text:p text:style-name="P9"><text:tab/>Существует несколько версий платформ Arduino. Последняя версияLeonardo базируется на микроконтроллере ATmega32u4. Arduino Uno, как ипредыдущая версия Duemilanove построены на микроконтроллере AtmelATmega328. Старые версии платформы Diecimila и первая рабочая Duemilanoves были разработаны на основе Atmel ATmega168, более ранние версии использовали ATmega8. Arduino Mega2560, в свою очередь, построена на микроконтроллере ATmega2560.</text:p>
      <text:p text:style-name="P9"><text:tab/>Курс построен на версии Uno.</text:p>
      <text:p text:style-name="P9"><text:tab/>External Power Supply – Arduino питается через USB, но принеобходимости можно подать питание через блок питания 9 вольт.</text:p>
      <text:p text:style-name="P9"><text:tab/>Reset Button – кнопка сброса после ее нажатия зашитая программаначинает выполнятся с начала.</text:p>
      <text:p text:style-name="P9"><text:tab/>ATmega328 – микроконтроллер.</text:p>
      <text:p text:style-name="P9"><text:tab/>Serial Out(TX), Serial In(RX) – Используются для получения (RX) ипередачи (TX) данных по последовательному интерфейсу.</text:p>
      <text:p text:style-name="P9"><text:soft-page-break/><text:tab/>In-circuit serial programmer – предназначен для программированияконтроллера USB интерфейса.</text:p>
      <text:p text:style-name="P9"><text:tab/>Выводы Arduino делятся (в каком-то роде условно) на цифровые (D0-D13) и аналоговые (A0-A5), хотя при написании программ используется «сквозная» нумерация выводов, т.е. вывод 13 = D13, а 14 = A0, 15 = A1 и т.д. Digital I/O pins – Цифровые выводы могут использоваться и как входы и как выходы (режим входа или выхода задается в программе), Выводы D0,D2 используются</text:p>
      <text:p text:style-name="P9">для передачи данных через асинхронный последовательный порт и подключены к USB-serial контроллеру. Выводы D2, D3 могут использоваться для вызова внешних прерываний. Выводы D3, D5, D6, D9, D10, и D11 связаны с внутренними счетчиками-таймерами МК и могут использоваться для вывода ШИМ-сигнала (Широтно-импульсная модуляция, PWM) и в качестве счетчиков внешних импульсов. Выводы D10-D13 могут использоваться для работы с внешними устройствами по протоколу SPI, при чем D10 (SS) используется в случае, если МК является ведомым (slave). Вывод D13 подключен к светодиоду «L» на плате, что никак не влияет на его использование, но может быть полезным для индикации чего-либо.3</text:p>
      <text:p text:style-name="P9"><text:tab/>Analog In pins - аналоговые используются как входы, с разрешением АЦП 10 бит (0-1023) и пределом измерений 5В относительно земли или вывода Analog Reference Pin.</text:p>
      <text:p text:style-name="P9"><text:tab/>Вывод Vin используется для подачи питания от внешнего источника, далее он проходит через регулятор напряжения. Выводы GND, 5V, 3V3 земля и регулируемое напряжение 5В, 3,3В Вывод IOREF - выдает рабочее напряжение, т.е. 5В для Arduino Uno.</text:p>
      <text:p text:style-name="P9"><text:tab/></text:p>
      <text:p text:style-name="P3"><text:tab/>1.2 Порядок выполнения работы</text:p>
      <text:p text:style-name="P3"/>
      <text:p text:style-name="P4"><text:span text:style-name="T4"><text:tab/></text:span><text:span text:style-name="T5">1. Ознакомиться с теоретическими сведениями.</text:span></text:p>
      <text:p text:style-name="P5"><text:span text:style-name="T4"><text:tab/>2. Выполнить установку программного обеспечения, согласно п.п.1.3.</text:span></text:p>
      <text:p text:style-name="P5"><text:span text:style-name="T4"><text:tab/>3. Выполнить подключение платы Adruino Uno (см. пункт 1.4)</text:span></text:p>
      <text:p text:style-name="P5"><text:span text:style-name="T4"><text:tab/>4. Ознакомиться с синтаксисом и основными возможностями языка Adruino.</text:span></text:p>
      <text:p text:style-name="P5"><text:span text:style-name="T4"><text:tab/>5. Написать программу, которая управляет миганием светодиода, согласно вашего варианту задания, указанного в таблице 1.2.</text:span></text:p>
      <text:p text:style-name="P5"><text:span text:style-name="T4"><text:tab/>6. Оформить отчет по работе.</text:span></text:p>
      <text:p text:style-name="P5"/>
      <text:p text:style-name="P5"><text:span text:style-name="T7"><text:tab/>1.3 Постановка задачи</text:span></text:p>
      <text:p text:style-name="P5"/>
      <text:p text:style-name="P10"><text:tab/><text:span text:style-name="T7">Реализовать вывод на светодиодный индикатор сообщения на азбукеМорзе, которое состоит из ваших имени и фамилии. Длительностькороткого сигнала – 0.2 сек. Длительность длинного сигнала – 0.6 сек. Задержка между сигналами – 0.2 сек. Задержка между буквами –0.6 сек. Задержка между словами – 1.4 сек. В отчете привести алфавит азбуки Морзе и транслированное сообщение.</text:span></text:p>
      <text:p text:style-name="P10"><text:tab/></text:p>
      <text:p text:style-name="P6"><text:soft-page-break/><text:span text:style-name="T8"><text:tab/>1.4 Текст программы</text:span></text:p>
      <text:p text:style-name="P11"/>
      <text:p text:style-name="P12"><text:span text:style-name="T4">#include &lt;avr/io.h&gt;</text:span></text:p>
      <text:p text:style-name="P12"><text:span text:style-name="T4">#include &lt;util/delay.h&gt;</text:span></text:p>
      <text:p text:style-name="P12"/>
      <text:p text:style-name="P12"><text:span text:style-name="T4">#define LED_PIN 5</text:span></text:p>
      <text:p text:style-name="P12"/>
      <text:p text:style-name="P12"><text:span text:style-name="T4">void signal_dot () {</text:span></text:p>
      <text:p text:style-name="P12"><text:span text:style-name="T4"><text:s text:c="4"/>PORTB |= 1 &lt;&lt; LED_PIN;</text:span></text:p>
      <text:p text:style-name="P12"><text:span text:style-name="T4"><text:s text:c="4"/>_delay_ms(200);</text:span></text:p>
      <text:p text:style-name="P12"><text:span text:style-name="T4">}</text:span></text:p>
      <text:p text:style-name="P12"/>
      <text:p text:style-name="P12"><text:span text:style-name="T4">void signal_dash () {</text:span></text:p>
      <text:p text:style-name="P12"><text:span text:style-name="T4"><text:s text:c="4"/>PORTB |= 1 &lt;&lt; LED_PIN;</text:span></text:p>
      <text:p text:style-name="P12"><text:span text:style-name="T4"><text:s text:c="4"/>_delay_ms(600);</text:span></text:p>
      <text:p text:style-name="P12"><text:span text:style-name="T4">}</text:span></text:p>
      <text:p text:style-name="P12"/>
      <text:p text:style-name="P12"><text:span text:style-name="T4">void signal_delay () {</text:span></text:p>
      <text:p text:style-name="P12"><text:span text:style-name="T4"><text:s text:c="4"/>PORTB &amp;= ~(1 &lt;&lt; LED_PIN);</text:span></text:p>
      <text:p text:style-name="P12"><text:span text:style-name="T4"><text:s text:c="4"/>_delay_ms(200);</text:span></text:p>
      <text:p text:style-name="P12"><text:span text:style-name="T4">}</text:span></text:p>
      <text:p text:style-name="P12"/>
      <text:p text:style-name="P12"><text:span text:style-name="T4">void signal_space () {</text:span></text:p>
      <text:p text:style-name="P12"><text:span text:style-name="T4"><text:s text:c="4"/>PORTB &amp;= ~(1 &lt;&lt; LED_PIN);</text:span></text:p>
      <text:p text:style-name="P12"><text:span text:style-name="T4"><text:s text:c="4"/>_delay_ms(1400);</text:span></text:p>
      <text:p text:style-name="P12"><text:span text:style-name="T4">}</text:span></text:p>
      <text:p text:style-name="P12"/>
      <text:p text:style-name="P12"><text:span text:style-name="T4">void letter_delay () {</text:span></text:p>
      <text:p text:style-name="P12"><text:span text:style-name="T4"><text:s text:c="4"/>PORTB &amp;= ~(1 &lt;&lt; LED_PIN);</text:span></text:p>
      <text:p text:style-name="P12"><text:span text:style-name="T4"><text:s text:c="4"/>_delay_ms(600);</text:span></text:p>
      <text:p text:style-name="P12"><text:span text:style-name="T4">}</text:span></text:p>
      <text:p text:style-name="P12"/>
      <text:p text:style-name="P12"><text:span text:style-name="T4">void signal_T () {</text:span></text:p>
      <text:p text:style-name="P12"><text:span text:style-name="T4"><text:s text:c="4"/>signal_dash();</text:span></text:p>
      <text:p text:style-name="P12"><text:span text:style-name="T4">}</text:span></text:p>
      <text:p text:style-name="P12"/>
      <text:p text:style-name="P12"><text:span text:style-name="T4">void signal_U() {</text:span></text:p>
      <text:p text:style-name="P12"><text:span text:style-name="T4"><text:s text:c="4"/>signal_dot();</text:span></text:p>
      <text:p text:style-name="P12"><text:span text:style-name="T4"><text:s text:c="4"/>signal_delay();</text:span></text:p>
      <text:p text:style-name="P12"><text:span text:style-name="T4"><text:s text:c="4"/>signal_dot();</text:span></text:p>
      <text:p text:style-name="P12"><text:span text:style-name="T4"><text:s text:c="4"/>signal_delay();</text:span></text:p>
      <text:p text:style-name="P12"><text:span text:style-name="T4"><text:s text:c="4"/>signal_dash();</text:span></text:p>
      <text:p text:style-name="P12"><text:span text:style-name="T4">}</text:span></text:p>
      <text:p text:style-name="P12"/>
      <text:p text:style-name="P12"><text:span text:style-name="T4">void signal_R() {</text:span></text:p>
      <text:p text:style-name="P12"><text:span text:style-name="T4"><text:s text:c="4"/>signal_dot();</text:span></text:p>
      <text:p text:style-name="P12"><text:span text:style-name="T4"><text:s text:c="4"/>signal_delay();</text:span></text:p>
      <text:p text:style-name="P12"><text:span text:style-name="T4"><text:s text:c="4"/>signal_dash();</text:span></text:p>
      <text:p text:style-name="P12"><text:span text:style-name="T4"><text:s text:c="4"/>signal_delay();</text:span></text:p>
      <text:p text:style-name="P12"><text:span text:style-name="T4"><text:s text:c="4"/>signal_dot(); <text:s text:c="3"/></text:span></text:p>
      <text:p text:style-name="P12"><text:span text:style-name="T4">}</text:span></text:p>
      <text:p text:style-name="P12"/>
      <text:p text:style-name="P12"><text:span text:style-name="T4">void signal_H() {</text:span></text:p>
      <text:p text:style-name="P12"><text:span text:style-name="T4"><text:s text:c="4"/>signal_dot();</text:span></text:p>
      <text:p text:style-name="P12"><text:span text:style-name="T4"><text:s text:c="4"/>signal_delay();</text:span></text:p>
      <text:p text:style-name="P12"><text:span text:style-name="T4"><text:s text:c="4"/>signal_dot();</text:span></text:p>
      <text:p text:style-name="P12"><text:span text:style-name="T4"><text:s text:c="4"/>signal_delay();</text:span></text:p>
      <text:p text:style-name="P12"><text:span text:style-name="T4"><text:s text:c="4"/>signal_dot();</text:span></text:p>
      <text:p text:style-name="P12"><text:span text:style-name="T4"><text:s text:c="4"/>signal_delay();</text:span></text:p>
      <text:p text:style-name="P12"><text:span text:style-name="T4"><text:s text:c="4"/>signal_dot();</text:span></text:p>
      <text:p text:style-name="P12"><text:soft-page-break/><text:span text:style-name="T4">}</text:span></text:p>
      <text:p text:style-name="P12"/>
      <text:p text:style-name="P12"><text:span text:style-name="T4">void signal_Y() {</text:span></text:p>
      <text:p text:style-name="P12"><text:span text:style-name="T4"><text:s text:c="4"/>signal_dash();</text:span></text:p>
      <text:p text:style-name="P12"><text:span text:style-name="T4"><text:s text:c="4"/>signal_delay();</text:span></text:p>
      <text:p text:style-name="P12"><text:span text:style-name="T4"><text:s text:c="4"/>signal_dot();</text:span></text:p>
      <text:p text:style-name="P12"><text:span text:style-name="T4"><text:s text:c="4"/>signal_delay();</text:span></text:p>
      <text:p text:style-name="P12"><text:span text:style-name="T4"><text:s text:c="4"/>signal_dash();</text:span></text:p>
      <text:p text:style-name="P12"><text:span text:style-name="T4"><text:s text:c="4"/>signal_delay();</text:span></text:p>
      <text:p text:style-name="P12"><text:span text:style-name="T4"><text:s text:c="4"/>signal_dash();</text:span></text:p>
      <text:p text:style-name="P12"><text:span text:style-name="T4">}</text:span></text:p>
      <text:p text:style-name="P12"/>
      <text:p text:style-name="P12"><text:span text:style-name="T4">void signal_O() {</text:span></text:p>
      <text:p text:style-name="P12"><text:span text:style-name="T4"><text:s text:c="4"/>signal_dash();</text:span></text:p>
      <text:p text:style-name="P12"><text:span text:style-name="T4"><text:s text:c="4"/>signal_delay();</text:span></text:p>
      <text:p text:style-name="P12"><text:span text:style-name="T4"><text:s text:c="4"/>signal_dash();</text:span></text:p>
      <text:p text:style-name="P12"><text:span text:style-name="T4"><text:s text:c="4"/>signal_delay();</text:span></text:p>
      <text:p text:style-name="P12"><text:span text:style-name="T4"><text:s text:c="4"/>signal_dash();</text:span></text:p>
      <text:p text:style-name="P12"><text:span text:style-name="T4">}</text:span></text:p>
      <text:p text:style-name="P12"/>
      <text:p text:style-name="P12"><text:span text:style-name="T4">void signal_I() {</text:span></text:p>
      <text:p text:style-name="P12"><text:span text:style-name="T4"><text:s text:c="4"/>signal_dot();</text:span></text:p>
      <text:p text:style-name="P12"><text:span text:style-name="T4"><text:s text:c="4"/>signal_delay();</text:span></text:p>
      <text:p text:style-name="P12"><text:span text:style-name="T4"><text:s text:c="4"/>signal_dot();</text:span></text:p>
      <text:p text:style-name="P12"><text:span text:style-name="T4">}</text:span></text:p>
      <text:p text:style-name="P12"/>
      <text:p text:style-name="P12"><text:span text:style-name="T4">void signal_name () {</text:span></text:p>
      <text:p text:style-name="P12"><text:span text:style-name="T4"><text:s text:c="4"/>signal_T();</text:span></text:p>
      <text:p text:style-name="P12"><text:span text:style-name="T4"><text:s text:c="4"/>letter_delay();</text:span></text:p>
      <text:p text:style-name="P12"><text:span text:style-name="T4"><text:s text:c="4"/>signal_U();</text:span></text:p>
      <text:p text:style-name="P12"><text:span text:style-name="T4"><text:s text:c="4"/>letter_delay();</text:span></text:p>
      <text:p text:style-name="P12"><text:span text:style-name="T4"><text:s text:c="4"/>signal_R();</text:span></text:p>
      <text:p text:style-name="P12"><text:span text:style-name="T4"><text:s text:c="4"/>signal_space();</text:span></text:p>
      <text:p text:style-name="P12"><text:span text:style-name="T4"><text:s text:c="4"/>signal_H();</text:span></text:p>
      <text:p text:style-name="P12"><text:span text:style-name="T4"><text:s text:c="4"/>letter_delay();</text:span></text:p>
      <text:p text:style-name="P12"><text:span text:style-name="T4"><text:s text:c="4"/>signal_R();</text:span></text:p>
      <text:p text:style-name="P12"><text:span text:style-name="T4"><text:s text:c="4"/>letter_delay();</text:span></text:p>
      <text:p text:style-name="P12"><text:span text:style-name="T4"><text:s text:c="4"/>signal_Y();</text:span></text:p>
      <text:p text:style-name="P12"><text:span text:style-name="T4"><text:s text:c="4"/>letter_delay();</text:span></text:p>
      <text:p text:style-name="P12"><text:span text:style-name="T4"><text:s text:c="4"/>signal_H();</text:span></text:p>
      <text:p text:style-name="P12"><text:span text:style-name="T4"><text:s text:c="4"/>letter_delay();</text:span></text:p>
      <text:p text:style-name="P12"><text:span text:style-name="T4"><text:s text:c="4"/>signal_O();</text:span></text:p>
      <text:p text:style-name="P12"><text:span text:style-name="T4"><text:s text:c="4"/>letter_delay();</text:span></text:p>
      <text:p text:style-name="P12"><text:span text:style-name="T4"><text:s text:c="4"/>signal_R();</text:span></text:p>
      <text:p text:style-name="P12"><text:span text:style-name="T4"><text:s text:c="4"/>letter_delay();</text:span></text:p>
      <text:p text:style-name="P12"><text:span text:style-name="T4"><text:s text:c="4"/>signal_I();</text:span></text:p>
      <text:p text:style-name="P12"><text:span text:style-name="T4"><text:s text:c="4"/>letter_delay();</text:span></text:p>
      <text:p text:style-name="P12"><text:span text:style-name="T4"><text:s text:c="4"/>signal_Y();</text:span></text:p>
      <text:p text:style-name="P12"><text:span text:style-name="T4"><text:s text:c="4"/>signal_space();</text:span></text:p>
      <text:p text:style-name="P12"><text:span text:style-name="T4">}</text:span></text:p>
      <text:p text:style-name="P12"/>
      <text:p text:style-name="P12"><text:span text:style-name="T4">int main() {</text:span></text:p>
      <text:p text:style-name="P12"><text:span text:style-name="T4"><text:s text:c="4"/>DDRB |= 1 &lt;&lt; LED_PIN; <text:s text:c="2"/></text:span></text:p>
      <text:p text:style-name="P12"><text:span text:style-name="T4"><text:s text:c="4"/>while(1) {</text:span></text:p>
      <text:p text:style-name="P12"><text:span text:style-name="T4"><text:s text:c="8"/>signal_name();</text:span></text:p>
      <text:p text:style-name="P12"><text:span text:style-name="T4"><text:s text:c="4"/>}</text:span></text:p>
      <text:p text:style-name="P12"><text:span text:style-name="T4"><text:s text:c="4"/>return 0;</text:span></text:p>
      <text:p text:style-name="P12"><text:span text:style-name="T4">}</text:span></text:p>
      <text:p text:style-name="P13"/>
      <text:p text:style-name="P14"><text:soft-page-break/><text:span text:style-name="T4">T -</text:span></text:p>
      <text:p text:style-name="P14"><text:span text:style-name="T4">U ..-</text:span></text:p>
      <text:p text:style-name="P14"><text:span text:style-name="T4">R .-.</text:span></text:p>
      <text:p text:style-name="P14"><text:span text:style-name="T4">H ….</text:span></text:p>
      <text:p text:style-name="P14"><text:span text:style-name="T4">I ..</text:span></text:p>
      <text:p text:style-name="P14"><text:span text:style-name="T4">O ---</text:span></text:p>
      <text:p text:style-name="P14"><text:span text:style-name="T4">Y -.--</text:span></text:p>
      <text:p text:style-name="P14"/>
      <text:p text:style-name="P14"><text:tab/>1.5 Особенности IDE Arduino выявленные в ходе выполнения лабораторной работы</text:p>
      <text:p text:style-name="P14"><text:tab/></text:p>
      <text:p text:style-name="P14"><text:tab/><text:span text:style-name="T4">В ходе лабораторной работы было выявлено, что функции setup и loop вызываются из функции main, исходный текст которой расположен в hardware/arduino/cores/main.c, также в данной директории находится большинство стандартных функций.</text:span></text:p>
      <text:p text:style-name="P14"/>
      <text:p text:style-name="P14"><text:tab/>Выводы</text:p>
      <text:p text:style-name="P14"/>
      <text:p text:style-name="P14"><text:tab/><text:span text:style-name="T4">В ходе лабораторной работы б</text:span><text:span text:style-name="T6">ыли изучены общие функциональные возможности контроллера Arduino Uno, также была исследована среда разработки Arduino <text:s/>и средства для компиляции программ под данный контроллер. Было разработано приложение, которое выводит на светодиод имя и фамилию в виде азбуки Морз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37:50.420013018</meta:creation-date>
    <dc:date>2015-09-09T19:30:24.198666235</dc:date>
    <meta:editing-duration>PT2M33S</meta:editing-duration>
    <meta:editing-cycles>1</meta:editing-cycles>
    <meta:document-statistic meta:table-count="0" meta:image-count="0" meta:object-count="0" meta:page-count="5" meta:paragraph-count="145" meta:word-count="884" meta:character-count="7033" meta:non-whitespace-character-count="5892"/>
    <meta:generator>LibreOffice/4.2.8.2$Linux_X86_64 LibreOffice_project/420m0$Build-2</meta:generator>
  </office:meta>
</office:document-meta>
</file>